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079E78E703EE2A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46cm, 2.675cm, 13.021cm, 2.14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2cm" svg:height="21.2cm" svg:x="0.992cm" svg:y="2.191cm">
          <draw:image xlink:href="Pictures/10000000000005E8000007E02079E78E703EE2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9:58.676332669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